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412cm"/>
    </style:style>
    <style:style style:name="co6" style:family="table-column">
      <style:table-column-properties fo:break-before="auto" style:column-width="4.043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artlis</text:p>
          </table:table-cell>
          <table:table-cell office:value-type="string">
            <text:p>t exported from</text:p>
          </table:table-cell>
          <table:table-cell office:value-type="string">
            <text:p>C:/Users/akhe/Docu</text:p>
          </table:table-cell>
          <table:table-cell office:value-type="string">
            <text:p>ments/develop</text:p>
          </table:table-cell>
          <table:table-cell office:value-type="string">
            <text:p>ment/hardware_zeus/can4vscp/beijing_io/eagle/beji</text:p>
          </table:table-cell>
          <table:table-cell office:value-type="string">
            <text:p>ng_io_rev_A.sch at 2011</text:p>
          </table:table-cell>
          <table:table-cell office:value-type="string">
            <text:p>-09-30 14</text:p>
          </table:table-cell>
          <table:table-cell office:value-type="string">
            <text:p>:49:2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NP-0805</text:p>
          </table:table-cell>
          <table:table-cell office:value-type="float" office:value="805">
            <text:p>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1N4148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Bejoken</text:p>
          </table:table-cell>
          <table:table-cell office:value-type="float" office:value="177610">
            <text:p>177610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N4148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Bejoken</text:p>
          </table:table-cell>
          <table:table-cell office:value-type="float" office:value="177610">
            <text:p>177610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1N4148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Bejoken</text:p>
          </table:table-cell>
          <table:table-cell office:value-type="float" office:value="177610">
            <text:p>177610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60.96">
            <text:p>60,96</text:p>
          </table:table-cell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H11L1S</text:p>
          </table:table-cell>
          <table:table-cell office:value-type="string">
            <text:p>H11LX</text:p>
          </table:table-cell>
          <table:table-cell table:number-columns-repeated="2" office:value-type="string">
            <text:p>Optocoupler</text:p>
          </table:table-cell>
          <table:table-cell office:value-type="string">
            <text:p>Digikey</text:p>
          </table:table-cell>
          <table:table-cell office:value-type="string">
            <text:p>1080-1201-1-ND</text:p>
          </table:table-cell>
          <table:table-cell office:value-type="float" office:value="7.68">
            <text:p>7,68</text:p>
          </table:table-cell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</table:table-row>
        <table:table-row table:style-name="ro1">
          <table:table-cell office:value-type="string">
            <text:p>IC5</text:p>
          </table:table-cell>
          <table:table-cell table:number-columns-repeated="2" office:value-type="string">
            <text:p>H11L1S</text:p>
          </table:table-cell>
          <table:table-cell office:value-type="string">
            <text:p>H11LX</text:p>
          </table:table-cell>
          <table:table-cell table:number-columns-repeated="2" office:value-type="string">
            <text:p>Optocoupler</text:p>
          </table:table-cell>
          <table:table-cell office:value-type="string">
            <text:p>Digikey</text:p>
          </table:table-cell>
          <table:table-cell office:value-type="string">
            <text:p>1080-1201-1-ND</text:p>
          </table:table-cell>
          <table:table-cell office:value-type="float" office:value="7.68">
            <text:p>7,68</text:p>
          </table:table-cell>
        </table:table-row>
        <table:table-row table:style-name="ro1">
          <table:table-cell office:value-type="string">
            <text:p>IC6</text:p>
          </table:table-cell>
          <table:table-cell table:number-columns-repeated="2" office:value-type="string">
            <text:p>H11L1S</text:p>
          </table:table-cell>
          <table:table-cell office:value-type="string">
            <text:p>H11LX</text:p>
          </table:table-cell>
          <table:table-cell table:number-columns-repeated="2" office:value-type="string">
            <text:p>Optocoupler</text:p>
          </table:table-cell>
          <table:table-cell office:value-type="string">
            <text:p>Digikey</text:p>
          </table:table-cell>
          <table:table-cell office:value-type="string">
            <text:p>1080-1201-1-ND</text:p>
          </table:table-cell>
          <table:table-cell office:value-type="float" office:value="7.68">
            <text:p>7,68</text:p>
          </table:table-cell>
        </table:table-row>
        <table:table-row table:style-name="ro1">
          <table:table-cell office:value-type="string">
            <text:p>J1</text:p>
          </table:table-cell>
          <table:table-cell table:number-columns-repeated="2" office:value-type="string">
            <text:p>OSTTE-12</text:p>
          </table:table-cell>
          <table:table-cell office:value-type="string">
            <text:p>PINHEAD-12</text:p>
          </table:table-cell>
          <table:table-cell/>
          <table:table-cell office:value-type="string">
            <text:p>Terminal Block ' 12</text:p>
          </table:table-cell>
          <table:table-cell office:value-type="string">
            <text:p>Digikey</text:p>
          </table:table-cell>
          <table:table-cell office:value-type="string">
            <text:p>ED2737-nd</text:p>
          </table:table-cell>
          <table:table-cell office:value-type="float" office:value="11.68">
            <text:p>11,68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553-1514-1-nd</text:p>
          </table:table-cell>
          <table:table-cell office:value-type="float" office:value="10.24">
            <text:p>10,24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green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LED Grön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2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3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8</text:p>
          </table:table-cell>
          <table:table-cell/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Gree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9</text:p>
          </table:table-cell>
          <table:table-cell office:value-type="string">
            <text:p>red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LED Rö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table:number-columns-repeated="8"/>
          <table:table-cell table:formula="of:=SUM([.I4:.I47])" office:value-type="float" office:value="179.79">
            <text:p>179,79</text:p>
          </table:table-cell>
        </table:table-row>
      </table:table>
      <table:table table:name="Sheet1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2011-09-30</text:date>, <text:time>14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M58S</meta:editing-duration>
    <meta:editing-cycles>4</meta:editing-cycles>
    <meta:generator>OpenOffice.org/3.3$Win32 OpenOffice.org_project/330m20$Build-9567</meta:generator>
    <dc:date>2011-09-30T14:53:16.21</dc:date>
    <dc:creator>Åke Hedman</dc:creator>
    <meta:document-statistic meta:table-count="4" meta:cell-count="406" meta:object-count="0"/>
    <meta:user-defined meta:name="Info 1"/>
    <meta:user-defined meta:name="Info 2"/>
    <meta:user-defined meta:name="Info 3"/>
    <meta:user-defined meta:name="Info 4"/>
  </office:meta>
</office:document-meta>
</file>